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/>
    </style:style>
    <style:style style:name="gr3" style:family="graphic" style:parent-style-name="standard">
      <style:graphic-properties draw:stroke="none" draw:fill="none" draw:textarea-vertical-align="middle" fo:min-height="1.25cm" fo:min-width="2.5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0078d7" draw:shadow="hidden"/>
    </style:style>
    <style:style style:name="gr5" style:family="graphic" style:parent-style-name="standard">
      <style:graphic-properties draw:stroke="none" draw:fill="none" draw:textarea-vertical-align="middle" fo:min-height="0.381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none" draw:fill="gradient" draw:fill-gradient-name="Gradient_5f_0" draw:shadow="hidden"/>
    </style:style>
    <style:style style:name="gr7" style:family="graphic" style:parent-style-name="standard">
      <style:graphic-properties draw:stroke="none" draw:fill="gradient" draw:fill-gradient-name="Gradient_5f_1" draw:shadow="hidden"/>
    </style:style>
    <style:style style:name="gr8" style:family="graphic" style:parent-style-name="standard">
      <style:graphic-properties draw:stroke="none" draw:fill="gradient" draw:fill-gradient-name="Gradient_5f_2" draw:shadow="hidden"/>
    </style:style>
    <style:style style:name="gr9" style:family="graphic" style:parent-style-name="standard">
      <style:graphic-properties draw:stroke="solid" svg:stroke-width="0.053cm" svg:stroke-color="#ffffff" svg:stroke-opacity="100%" draw:stroke-linejoin="miter" svg:stroke-linecap="butt" draw:fill="none" fo:padding-top="0.151cm" fo:padding-bottom="0.151cm" fo:padding-left="0.276cm" fo:padding-right="0.276cm"/>
    </style:style>
    <style:style style:name="gr10" style:family="graphic" style:parent-style-name="standard">
      <style:graphic-properties draw:stroke="solid" svg:stroke-width="0.053cm" svg:stroke-color="#19a94e" svg:stroke-opacity="100%" draw:stroke-linejoin="miter" svg:stroke-linecap="butt" draw:fill="none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="gradient" draw:fill-gradient-name="Gradient_5f_3" draw:shadow="hidden"/>
    </style:style>
    <style:style style:name="gr12" style:family="graphic" style:parent-style-name="standard">
      <style:graphic-properties draw:stroke="none" draw:fill="gradient" draw:fill-gradient-name="Gradient_5f_4" draw:shadow="hidden"/>
    </style:style>
    <style:style style:name="gr13" style:family="graphic" style:parent-style-name="standard">
      <style:graphic-properties draw:stroke="none" draw:fill="gradient" draw:fill-gradient-name="Gradient_5f_5" draw:shadow="hidden"/>
    </style:style>
    <style:style style:name="gr14" style:family="graphic" style:parent-style-name="standard">
      <style:graphic-properties draw:stroke="none" draw:fill="gradient" draw:fill-gradient-name="Gradient_5f_6" draw:shadow="hidden"/>
    </style:style>
    <style:style style:name="gr15" style:family="graphic" style:parent-style-name="standard">
      <style:graphic-properties draw:stroke="none" draw:fill="gradient" draw:fill-gradient-name="Gradient_5f_7" draw:shadow="hidden"/>
    </style:style>
    <style:style style:name="gr16" style:family="graphic" style:parent-style-name="standard">
      <style:graphic-properties draw:stroke="none" draw:fill="gradient" draw:fill-gradient-name="Gradient_5f_8" draw:shadow="hidden"/>
    </style:style>
    <style:style style:name="gr17" style:family="graphic" style:parent-style-name="standard">
      <style:graphic-properties draw:stroke="none" draw:fill="solid" draw:fill-color="#39749f" draw:shadow="hidden"/>
    </style:style>
    <style:style style:name="gr18" style:family="graphic" style:parent-style-name="standard">
      <style:graphic-properties draw:stroke="none" draw:fill="none" draw:textarea-vertical-align="middle" fo:min-height="0.508cm" fo:min-width="2.54cm" fo:padding-top="0.141cm" fo:padding-bottom="0.141cm" fo:padding-left="0.141cm" fo:padding-right="0.141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solid" draw:fill-color="#0078d7"/>
    </style:style>
    <style:style style:name="P5" style:family="paragraph">
      <loext:graphic-properties draw:fill="gradient" draw:fill-gradient-name="Gradient_5f_0"/>
    </style:style>
    <style:style style:name="P6" style:family="paragraph">
      <loext:graphic-properties draw:fill="gradient" draw:fill-gradient-name="Gradient_5f_1"/>
    </style:style>
    <style:style style:name="P7" style:family="paragraph">
      <loext:graphic-properties draw:fill="gradient" draw:fill-gradient-name="Gradient_5f_2"/>
    </style:style>
    <style:style style:name="P8" style:family="paragraph">
      <loext:graphic-properties draw:fill="gradient" draw:fill-gradient-name="Gradient_5f_3"/>
    </style:style>
    <style:style style:name="P9" style:family="paragraph">
      <loext:graphic-properties draw:fill="gradient" draw:fill-gradient-name="Gradient_5f_4"/>
    </style:style>
    <style:style style:name="P10" style:family="paragraph">
      <loext:graphic-properties draw:fill="gradient" draw:fill-gradient-name="Gradient_5f_5"/>
    </style:style>
    <style:style style:name="P11" style:family="paragraph">
      <loext:graphic-properties draw:fill="gradient" draw:fill-gradient-name="Gradient_5f_6"/>
    </style:style>
    <style:style style:name="P12" style:family="paragraph">
      <loext:graphic-properties draw:fill="gradient" draw:fill-gradient-name="Gradient_5f_7"/>
    </style:style>
    <style:style style:name="P13" style:family="paragraph">
      <loext:graphic-properties draw:fill="gradient" draw:fill-gradient-name="Gradient_5f_8"/>
    </style:style>
    <style:style style:name="P14" style:family="paragraph">
      <loext:graphic-properties draw:fill="solid" draw:fill-color="#39749f"/>
    </style:style>
    <style:style style:name="T1" style:family="text">
      <style:text-properties fo:color="#000000" loext:opacity="100%" style:font-name="Calibri" fo:font-size="8pt" style:font-name-asian="Calibri" style:font-size-asian="8pt" style:font-name-complex="Calibri" style:font-size-complex="8pt"/>
    </style:style>
    <style:style style:name="T2" style:family="text">
      <style:text-properties fo:color="#000000" loext:opacity="100%" style:font-name="Calibri" fo:font-size="9pt" style:font-name-asian="Calibri" style:font-size-asian="9pt" style:font-name-complex="Calibri" style:font-size-complex="9pt"/>
    </style:style>
    <style:style style:name="T3" style:family="text">
      <style:text-properties fo:color="#000000" loext:opacity="100%" style:font-name="Calibri" fo:font-size="12pt" style:font-name-asian="Calibri" style:font-size-asian="12pt" style:font-name-complex="Calibri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ina 1" draw:style-name="dp1" draw:master-page-name="PM0">
        <draw:g>
          <draw:g>
            <draw:path draw:style-name="gr1" draw:text-style-name="P1" draw:layer="layout" svg:width="2cm" svg:height="2cm" svg:x="8.183cm" svg:y="0.648cm" svg:viewBox="0 0 2001 2001" svg:d="M0 250v1501c0 44 46 87 134 125s214 70 366 91c152 22 325 34 501 34 175 0 348-12 500-34 152-21 278-53 366-91s134-81 134-125v-1501c0-44-46-87-134-125s-214-70-366-91c-152-22-325-34-501-34-175 0-348 12-500 34-152 21-278 53-366 91s-134 81-134 125z">
              <text:p/>
            </draw:path>
            <draw:path draw:style-name="gr2" draw:text-style-name="P2" draw:layer="layout" svg:width="2cm" svg:height="2cm" svg:x="8.183cm" svg:y="0.648cm" svg:viewBox="0 0 2001 2001" svg:d="M0 250v1501c0 44 46 87 134 125s214 70 366 91c152 22 325 34 501 34 175 0 348-12 500-34 152-21 278-53 366-91s134-81 134-125v-1501c0-44-46-87-134-125s-214-70-366-91c-152-22-325-34-501-34-175 0-348 12-500 34-152 21-278 53-366 91s-134 81-134 125zM0 250c0 44 46 87 134 125s214 70 366 92 325 33 501 33c175 0 348-11 500-33s278-54 366-92 134-81 134-125">
              <text:p/>
            </draw:path>
          </draw:g>
          <draw:frame draw:style-name="gr3" draw:text-style-name="P2" draw:layer="layout" svg:width="2cm" svg:height="1.25cm" svg:x="8.183cm" svg:y="1.148cm">
            <draw:text-box>
              <text:p text:style-name="P3"><text:span text:style-name="T1">Data</text:span></text:p>
            </draw:text-box>
          </draw:frame>
        </draw:g>
        <draw:g>
          <draw:g>
            <draw:path draw:style-name="gr1" draw:text-style-name="P1" draw:layer="layout" svg:width="2cm" svg:height="2cm" svg:x="8.183cm" svg:y="7.41cm" svg:viewBox="0 0 2001 2001" svg:d="M0 250v1501c0 44 46 87 134 125s214 70 366 91c152 22 325 34 501 34 175 0 348-12 500-34 152-21 278-53 366-91s134-81 134-125v-1501c0-44-46-87-134-125s-214-70-366-91c-152-22-325-34-501-34-175 0-348 12-500 34-152 21-278 53-366 91s-134 81-134 125z">
              <text:p/>
            </draw:path>
            <draw:path draw:style-name="gr2" draw:text-style-name="P2" draw:layer="layout" svg:width="2cm" svg:height="2cm" svg:x="8.183cm" svg:y="7.41cm" svg:viewBox="0 0 2001 2001" svg:d="M0 250v1501c0 44 46 87 134 125s214 70 366 91c152 22 325 34 501 34 175 0 348-12 500-34 152-21 278-53 366-91s134-81 134-125v-1501c0-44-46-87-134-125s-214-70-366-91c-152-22-325-34-501-34-175 0-348 12-500 34-152 21-278 53-366 91s-134 81-134 125zM0 250c0 44 46 87 134 125s214 70 366 92 325 33 501 33c175 0 348-11 500-33s278-54 366-92 134-81 134-125">
              <text:p/>
            </draw:path>
          </draw:g>
          <draw:frame draw:style-name="gr3" draw:text-style-name="P2" draw:layer="layout" svg:width="2cm" svg:height="1.25cm" svg:x="8.183cm" svg:y="7.91cm">
            <draw:text-box>
              <text:p text:style-name="P3"><text:span text:style-name="T1">User credentials</text:span></text:p>
            </draw:text-box>
          </draw:frame>
        </draw:g>
        <draw:g>
          <draw:path draw:style-name="gr4" draw:text-style-name="P4" draw:layer="layout" svg:width="1.996cm" svg:height="1.636cm" svg:x="5.433cm" svg:y="1.012cm" svg:viewBox="0 0 1997 1637" svg:d="M1774 700c4-28 4-59 4-87 0-334-291-613-643-613h-4c-253 0-480 149-584 365-29-4-59-4-88-4-257 0-459 197-459 441 0 241 207 438 463 438h237c9 31 29 59 54 82 83 79 220 79 302 0 83-78 83-204 0-283-82-79-215-79-302 0-21 20-37 43-45 67l-242-4c-178 0-318-134-323-300 0-169 145-303 323-303 35 0 72 8 105 16l66 23 21-63c66-196 261-326 476-326 278 0 502 212 502 476 0 43-4 86-16 126l-29 95 103-12c8 0 13 0 17 0 78 0 145 63 145 138 0 71-54 130-129 138 0 0-344 4-365 4-17-91-62-177-133-244-87-88-207-135-335-135-87 0-170 24-244 63l74 115c50-31 112-47 174-47 87 0 174 31 236 94 62 59 99 138 99 225 0 82-33 165-99 224-62 59-145 94-236 94-62 0-124-16-174-47l-74 114c74 43 161 67 248 67 128 0 244-47 335-134 75-71 121-161 133-256 17 0 365-3 365-3h4c150-12 261-130 261-272 5-138-91-249-223-272z">
            <text:p/>
          </draw:path>
          <draw:frame draw:style-name="gr5" draw:text-style-name="P2" draw:layer="layout" svg:width="1.346cm" svg:height="0.664cm" svg:x="5.759cm" svg:y="2.647cm">
            <draw:text-box>
              <text:p text:style-name="P3"><text:span text:style-name="T2">API</text:span></text:p>
            </draw:text-box>
          </draw:frame>
        </draw:g>
        <draw:g>
          <draw:path draw:style-name="gr4" draw:text-style-name="P4" draw:layer="layout" svg:width="1.996cm" svg:height="1.636cm" svg:x="8.183cm" svg:y="4.559cm" svg:viewBox="0 0 1997 1637" svg:d="M1774 700c4-28 4-59 4-87 0-334-291-613-643-613h-4c-253 0-480 149-584 365-29-4-59-4-88-4-257 0-459 197-459 441 0 241 207 438 463 438h237c9 31 29 59 54 82 83 79 220 79 302 0 83-78 83-204 0-283-82-79-215-79-302 0-21 20-37 43-45 67l-242-4c-178 0-318-134-323-300 0-169 145-303 323-303 35 0 72 8 105 16l66 23 21-63c66-196 261-326 476-326 278 0 502 212 502 476 0 43-4 86-16 126l-29 95 103-12c8 0 13 0 17 0 78 0 145 63 145 138 0 71-54 130-129 138 0 0-344 4-365 4-17-91-62-177-133-244-87-88-207-135-335-135-87 0-170 24-244 63l74 115c50-31 112-47 174-47 87 0 174 31 236 94 62 59 99 138 99 225 0 82-33 165-99 224-62 59-145 94-236 94-62 0-124-16-174-47l-74 114c74 43 161 67 248 67 128 0 244-47 335-134 75-71 121-161 133-256 17 0 365-3 365-3h4c150-12 261-130 261-272 5-138-91-249-223-272z">
            <text:p/>
          </draw:path>
          <draw:frame draw:style-name="gr5" draw:text-style-name="P2" draw:layer="layout" svg:width="1.95cm" svg:height="0.664cm" svg:x="8.208cm" svg:y="6.195cm">
            <draw:text-box>
              <text:p text:style-name="P3"><text:span text:style-name="T2">Userend API</text:span></text:p>
            </draw:text-box>
          </draw:frame>
        </draw:g>
        <draw:polygon draw:style-name="gr1" draw:text-style-name="P1" draw:layer="layout" svg:width="1.85cm" svg:height="1.26cm" svg:x="0.709cm" svg:y="3.566cm" svg:viewBox="0 0 1851 1261" draw:points="0,0 0,1261 1851,1261 1851,0">
          <text:p/>
        </draw:polygon>
        <draw:polygon draw:style-name="gr6" draw:text-style-name="P5" draw:layer="layout" svg:width="1.826cm" svg:height="1.235cm" svg:x="0.721cm" svg:y="3.578cm" svg:viewBox="0 0 1827 1236" draw:points="0,0 0,1236 1827,1236 1827,0">
          <text:p/>
        </draw:polygon>
        <draw:polygon draw:style-name="gr7" draw:text-style-name="P6" draw:layer="layout" svg:width="1.843cm" svg:height="0.205cm" svg:x="0.714cm" svg:y="3.697cm" svg:viewBox="0 0 1844 206" draw:points="0,206 1844,206 1844,0 0,0">
          <text:p/>
        </draw:polygon>
        <draw:polygon draw:style-name="gr8" draw:text-style-name="P7" draw:layer="layout" svg:width="1.847cm" svg:height="0.17cm" svg:x="0.714cm" svg:y="3.568cm" svg:viewBox="0 0 1848 171" draw:points="0,171 1848,171 1848,0 0,0">
          <text:p/>
        </draw:polygon>
        <draw:line draw:style-name="gr9" draw:text-style-name="P2" draw:layer="layout" svg:x1="0.72cm" svg:y1="3.826cm" svg:x2="1.907cm" svg:y2="3.826cm">
          <text:p/>
        </draw:line>
        <draw:line draw:style-name="gr10" draw:text-style-name="P2" draw:layer="layout" svg:x1="1.842cm" svg:y1="3.826cm" svg:x2="2.053cm" svg:y2="3.826cm">
          <text:p/>
        </draw:line>
        <draw:path draw:style-name="gr11" draw:text-style-name="P8" draw:layer="layout" svg:width="0.568cm" svg:height="0.573cm" svg:x="0.872cm" svg:y="4.04cm" svg:viewBox="0 0 569 574" svg:d="M562 358c-3-8-5-16-6-24l2-18-10 4c0-1 0-1 0-1-1-1-2-2-4-3-1-1-2-1-4-1-7 6-12 13-17 21-3 1-5 3-8 5-4 2-8 4-12 6-1-1-2-1-3-2-3-1-5-4-7-6-1-3-2-5-2-7 0-1-1-1-1-2-2-3-5-6-8-8-2-1-5-2-7-2-1-1-1-2-1-2-3-5-4-10-4-16 0-5 1-11 4-15v-1c-2-10-4-21-6-32 1-16 5-32 11-47 0-7-1-14-1-22v-1c0-1 0-3 1-4s2-2 3-3c1 0 2-1 4-1 1 0 3 1 4 1 4-5 7-10 11-15 1-4 3-7 5-11v1c4 2 7 4 9 8 2 3 3 7 3 11 2 1 5 2 8 2s5-1 8-2l2-11 5-5 10 19c-4-10-9-19-15-29-7-13-16-25-25-37-1 9-3 17-7 24-6 0-11-2-16-4-3-2-5-4-7-6-2 4-3 9-3 13 0 1 0 1 0 1 2 6 3 12 5 18 0 1 0 3 0 4 0 3-1 5-2 8-1 2-3 4-5 5-1 1-2 1-3 1-3 0-5-1-7-2s-4-3-5-5-2-4-2-6c-4-6-7-14-9-21 1-1 2-1 3-2 3-2 7-3 10-3 1 0 1 0 2 0-1-2-2-4-3-5-3-6-8-11-14-15l9-15c-1 0-1-1-1-1-3-6-5-12-5-18 1-1 1-1 2-2 1-2 1-4 1-5 0-2 0-4-1-5s-1-2-2-3c-8-6-16-12-24-17 6 6 11 12 16 19 0 1 1 2 1 3 0 2-1 3-1 4-1 1-2 2-3 3h-1c-1-4-2-7-3-11-1-1-2-2-3-3s-2-1-4-1c-1 0-2 0-3 1s-2 1-2 2c-5-2-10-5-14-7-1 0-1-1-1-2-1-1-2-3-2-5 0-1 0-3 1-4-6-5-11-9-18-13-1-1-2-1-3-2-1-1-2-2-3-3s-1-2-1-4c0-1 0-3 1-4 0 0 0-1 1-1 4 1 9 2 14 3-35-15-73-22-111-22h-1c-2 0-4 0-6 0s-4 0-6 0c3 0 6 0 9 0 15 0 30 1 46 4-2 1-3 2-4 3-4 2-7 3-10 3l-11 2 11 5c2 1 3 2 5 3 7 4 13 8 18 14 0 0 1 0 2 1 1 0 2 1 2 2 1 2 1 3 1 4s0 3-1 4c0 1-1 2-2 2-1 1-3 1-4 1h-1c-1 2-1 3-2 4-1 2-2 3-3 4 16 13 30 30 40 48 16 26 24 57 24 87v1c0 30-8 60-24 87-15 26-37 48-63 64-24 13-50 21-78 23 7 7 14 14 20 22 12 0 24 3 35 9 1 9 4 18 8 27 14 1 28 5 42 10 9 0 18 1 28 3 1 0 1 0 2 0 5 0 10 1 14 3 0 0 0 1 1 1-2 6-4 11-7 16s-7 10-10 14c-1 0-1 0-1 0-3 2-5 4-7 7s-2 6-2 9c0 1 0 1 0 2 0 4-1 8-3 12-2 3-5 6-8 8-2 1-3 2-4 2-6 4-13 6-20 6-3 0-6-1-8-1-2 0-4 1-5 1-2 2-4 3-5 5s-2 4-2 7c0 0 0 1 1 1-5 5-11 9-16 12-6 4-13 6-20 8-10 5-20 10-30 16-11-3-22-6-33-10-1-2-2-3-4-5-2-4-3-9-4-13-1-13-2-25-3-38 0-2-1-5-2-7-2-3-4-5-7-7-3-1-6-2-9-2-1 0-1 0-2 0-1-1-2-1-3-2-6-4-12-9-15-15-1-2-2-3-3-5-1-3-2-6-4-8-3-6-7-11-12-15 0-1-1-2-1-2-3-6-6-13-7-19-1-1-2-3-2-4-1-2-2-3-3-5 1-3 2-6 4-9 2-4 5-8 9-10 4-7 5-15 5-22 0-1 0-2 0-3 1-1 1-1 2-1 3-2 5-4 7-7 1-2 2-4 2-6-5-3-11-6-16-9-8-4-15-9-22-14 0 4-1 8-1 13l9 8-4 8c-2-1-4-2-6-3-4-2-7-5-9-9-1-2-2-5-3-7 0-1 0-1 0-1 0-7-2-13-5-19-1-2-2-3-3-4 0 0-1 0-2 0s-3-1-5-2c-1 0-2-1-3-2-1-5-3-8-5-12-2-3-4-6-6-8l-12-4c-1-1-1-2-2-3-5-9-9-18-11-28-3-15-4-31-4-47 0-15 1-31 4-47 4-11 8-23 14-34 3-7 7-15 11-22 1-2 3-4 4-7-12 14-23 30-33 46-25 43-38 92-38 142 0 1 0 1 0 2 0 50 13 99 38 143 26 43 62 79 105 105 44 25 93 38 144 38 50 0 100-13 143-38 44-26 80-62 105-105 17-29 28-61 34-93 0 6-2 11-5 17-1 1-1 2-2 3z">
          <text:p/>
        </draw:path>
        <draw:path draw:style-name="gr12" draw:text-style-name="P9" draw:layer="layout" svg:width="0.157cm" svg:height="0.111cm" svg:x="0.929cm" svg:y="4.057cm" svg:viewBox="0 0 158 112" svg:d="M63 38c8-5 16-10 24-15 11-6 23-12 35-17-1 2-2 3-2 5s1 4 2 5c1 2 2 3 3 4 1 0 1 0 1 0 3-5 7-9 12-12 2-1 3-1 5-2 4 2 9 3 13 3 0-3 1-6 2-9-10 0-21 1-31 3-14 5-28 12-41 19-27 16-51 36-72 60l-1 1c-5 9-9 19-13 29 2-3 4-7 6-10 14-25 34-47 57-64z">
          <text:p/>
        </draw:path>
        <draw:path draw:style-name="gr12" draw:text-style-name="P9" draw:layer="layout" svg:width="0.328cm" svg:height="0.341cm" svg:x="0.938cm" svg:y="4.065cm" svg:viewBox="0 0 329 342" svg:d="M254 59c-2 1-3 1-4 1-2 0-4 0-5-1-1 0-2-1-2-2-3-1-6-2-10-2-4-4-7-9-10-14-1-2-2-4-3-6-1-1-1-2-1-3 0-2 0-4 1-5 1-2 2-3 4-4 1 0 1-1 2-1-1 0-1 0-1 0-1 0-2 0-3 0-1-1-1-2-2-2 0-1 0-2 0-3s0-2 0-2c0-1 1-1 1-1-1-1-1-1-1-2-2-3-6-7-9-9-4-2-9-3-13-3-1 0-2 0-2 0-1 0-2 0-3 0s-3 0-4 1c-1 0-2 1-3 3v1c-2 0-3 0-5 0-1 0-3 0-4 0 0 0 1 0 2 0 6 0 12 2 18 5 3 1 5 4 8 6v1c0 6-2 11-5 16-2 5-7 9-11 12-3 1-6 2-8 3-1 0-1 0-2 0-2 0-4 0-6-2-2-1-4-2-5-4s-1-3-1-5c-4-1-7-2-11-2-2 0-4 1-7 1-2 2-5 3-9 3-3 0-6-1-9-3-1 0-2 0-3 0-4 0-8 1-12 3-3 2-6 5-8 8-1 2-2 5-3 7 6 4 12 10 15 16 1 1 1 2 1 2 0 1 0 1 0 1-1 2-2 4-2 6s1 3 2 5c0 1 1 2 1 2 7-4 12-9 15-16 2-3 3-6 4-9 0-3 1-6 3-8 1-3 3-5 6-7 3-1 5-2 8-2 1 1 2 2 2 3 2 4 4 7 6 11 0-1 2-2 3-3s3-1 5-1 3 0 5 1c1 1 2 1 3 2 5 8 10 16 16 23 1 9 2 17 5 25 0 1 1 2 3 3s4 1 6 1c1 0 1 0 2 0-2 2-3 3-5 3-3 2-7 3-11 3h-1c-1-3-2-5-3-8-2-3-5-6-7-8-6 1-11 2-16 2-3 0-6 0-9-1 0 1 0 1 0 2 0 5 2 10 4 14 1 1 2 2 3 3 0 1 1 1 1 1 1 1 2 2 3 3 0 1 1 2 1 3 0 2-1 3-1 4-1 1-2 2-3 3-1 0-2 1-3 1s-2 0-3-1c-2 0-4-1-6-2s-4-3-6-5c-5 4-10 9-15 14-4 3-10 4-15 4h-1l-14 14c-1 4-2 7-4 10-4 7-9 13-16 17-1 0-2 0-2 1-4 2-7 5-10 9-1 3-2 6-3 10 0 1 1 3 1 5 0 7-2 14-6 20 0 1 0 1-1 2 0-1 0-1 0-1-2-3-2-5-2-8s0-5 1-7l-6-16-20-9-3 6-20-9c-1 0-1 0-2 0-1 1-2 2-2 3-1 1-1 2-1 3s0 2 0 3c-1 4-2 8-4 12-2 3-4 5-6 8-1 8-1 16-1 25 0 1 0 2 0 4 4 4 8 7 13 10l7-9h13c-1 1-2 2-3 4-3 6-6 14-6 22 2 1 4 1 6 3 6 3 11 8 14 14 0 2 0 5 0 7s0 5 0 7c7 5 14 10 22 14 5 4 11 6 16 9 1-1 1-3 1-4l16 1c0 1 0 2 0 3s0 3 1 4c0 1 1 2 2 2 1 1 2 1 2 1 1 0 1 0 1-1 4-2 8-5 10-8 5 2 10 4 14 6 4 3 9 6 12 9 1-1 1-2 2-3 1-2 3-4 6-6 3 1 5 1 7 3 3 2 6 4 8 8 28-2 54-9 78-23 26-15 48-37 64-64 15-26 23-57 23-87 0-1 0-1 0-2 0-30-8-60-23-86-11-18-25-35-41-48-2 2-5 4-7 5-1 0-2 1-2 1 0 3 1 5 1 8 0 4-1 9-3 13z">
          <text:p/>
        </draw:path>
        <draw:path draw:style-name="gr13" draw:text-style-name="P10" draw:layer="layout" svg:width="0.242cm" svg:height="0.333cm" svg:x="0.91cm" svg:y="4.063cm" svg:viewBox="0 0 243 334" svg:d="M175 4v-1-1c-4 0-9-1-14-2-2 1-4 2-5 3-5 2-9 6-12 10-1-1-3-2-3-4-1-1-2-3-2-5 0-1 0-3 1-4-13 5-26 11-38 18-7 4-14 8-20 13-25 17-45 39-60 65-7 13-13 27-18 41-3 16-4 32-4 48s1 32 4 48c2 9 6 19 11 27 1 2 1 3 2 4l12 3c2 2 4 5 6 8 2 4 4 8 5 12 1 1 2 2 3 3 2 1 4 1 6 1h1c1 1 2 3 3 4 4 6 5 12 5 19 1 3 2 6 4 8 2 4 5 7 9 10 2 1 4 1 6 2l4-8-9-8c0-9 0-18 1-27-4-6-9-11-15-14-2-2-4-2-6-3 1-8 3-15 7-22 1-2 2-3 3-4h-14l-7 9c0-1-1-1-2-1-4-3-8-6-12-9 0-10 1-20 2-29 2-3 4-5 6-8 2-4 4-8 4-12 0-1 0-2 0-3s0-2 1-3 1-2 2-3c1 0 2 0 2 0l21 9 3-6 20 9 6 16c-2 2-2 5-2 8 0 2 0 5 2 8 0-1 1-2 2-3 3-6 5-13 5-20 0-2 0-3 0-4 0-4 1-7 3-10 2-4 5-7 9-9 1-1 2-1 3-1 7-4 12-10 16-17 2-3 3-6 4-10l14-14c6 0 11-1 16-4 5-5 10-10 15-14 2 2 4 4 6 5s4 2 7 2c0 1 1 1 2 1s2-1 3-1c1-1 2-2 3-3s1-2 1-4c0-1 0-2-1-3s-2-2-3-3c0 0-1 0-1-1-2-1-3-2-4-4-2-4-3-9-3-15 3 1 6 1 9 1 5 0 11-1 16-2 3 2 5 5 7 8 1 3 2 5 3 8 0 0 1 0 2 0 4 0 7-1 11-3 1 0 3-1 4-3-1 0-1 0-2 0-2 0-4 0-6-1-1-1-2-2-3-3-3-8-4-16-5-25-6-7-11-15-16-23-1-1-2-1-3-2s-3-1-5-1-3 0-5 1c-1 1-3 2-3 3-2-4-4-7-6-11 0-1-1-2-1-3-3 0-6 1-9 2-3 2-5 4-6 7-2 2-3 5-3 8-1 3-2 6-4 9-3 7-9 12-15 16 0 0-1-1-1-2-1-2-2-3-2-5s1-4 2-6v-1c0 0 0-1-1-2-4-6-9-12-15-16 1-2 1-4 3-6 2-4 5-7 8-9 4-2 8-3 12-3 1 0 1 0 2 0h1c3 2 6 3 9 3s6-1 9-3c3 0 5-1 7-1 4 0 7 1 11 2 0 2 0 3 1 5s3 3 5 4c2 2 4 2 7 2h1c3-1 5-2 8-3 5-3 9-7 12-12 2-5 4-10 4-16v-1c-2-2-5-5-8-6-6-3-12-5-18-5-1 0-2 0-2 0-3 0-6 0-9 0-7 0-14 0-22-2z">
          <text:p/>
        </draw:path>
        <draw:path draw:style-name="gr14" draw:text-style-name="P11" draw:layer="layout" svg:width="0.261cm" svg:height="0.219cm" svg:x="0.992cm" svg:y="4.387cm" svg:viewBox="0 0 262 220" svg:d="M245 90c-9-2-19-3-28-4-14-5-28-8-43-10-3-8-6-18-9-27-10-5-22-8-34-8-9-13-21-24-34-33-1 0-2 1-2 1-3 1-5 4-6 6-1 1-1 1-1 2-5-4-10-8-16-11-3-2-6-4-10-5-2 3-6 6-9 8-1 1-1 1-2 1-1 0-2 0-3-1s-2-1-2-2c-1-2-1-3-1-4s0-2 0-3h-16c0 3-1 6-3 8-2 4-5 7-9 9 0 1 0 3 0 4 0 8-1 15-5 22-3 3-6 6-8 10-2 3-3 6-4 9 1 2 2 4 2 5 1 2 2 3 3 4 1 8 3 15 7 21 5 5 9 10 12 15 2 3 3 6 4 9 1 1 1 2 2 3 4 6 9 11 15 15 2 1 4 2 5 3h1c3 0 6 1 9 2 3 2 6 4 7 7 1 2 2 4 3 7 0 12 2 25 4 38 0 5 1 10 4 15 1 1 2 3 3 4 11 4 22 7 34 10 10-6 20-11 30-16 6-2 12-4 18-8 7-3 12-8 17-13 0-1 0-1 0-1 0-3 1-5 2-7s3-3 5-5c1 0 3-1 4-1 3 0 5 0 8 0 7 0 14-1 20-5 1-1 3-1 4-2v-1c4-2 7-4 9-8 2-3 3-7 3-11 0-1 0-2 0-3 0-3 0-6 2-9 2-2 4-5 7-6 4-5 8-10 11-16 3-4 5-9 7-15-4-2-8-3-13-3-1 0-3 0-4 0z">
          <text:p/>
        </draw:path>
        <draw:path draw:style-name="gr15" draw:text-style-name="P12" draw:layer="layout" svg:width="0.105cm" svg:height="0.206cm" svg:x="1.339cm" svg:y="4.192cm" svg:viewBox="0 0 106 207" svg:d="M106 114c-1-9-2-19-3-28l-16-57c-1-2-2-4-2-7l-11-18-5 4-2 12c-2 1-4 1-7 1s-6 0-9-2c0-3-1-7-3-10-2-4-5-7-9-9-2 4-4 7-6 10-3 6-7 11-11 16-1-1-2-1-4-1-1 0-3 0-4 1s-2 2-3 3-1 3-1 4 0 1 0 1c1 7 1 14 1 22-6 15-10 31-11 47 3 11 5 22 6 33-3 5-4 10-4 16 0 5 2 11 4 15 1 1 1 1 1 2 3 0 5 1 8 2 3 2 6 5 8 8 0 1 0 1 0 2 1 3 1 5 3 8 1 3 4 5 7 6 1 1 2 2 3 2 4-2 8-4 12-6 3-2 5-3 8-5 0-1 0-1 1-1 4-8 10-15 16-21 2 0 4 0 5 1s2 2 3 3l1 1 10-3-2 18c0 8 2 16 5 23 1-1 2-3 3-5 3-4 4-9 5-14 1-10 3-20 3-29z">
          <text:p/>
        </draw:path>
        <draw:path draw:style-name="gr13" draw:text-style-name="P10" draw:layer="layout" svg:width="0.129cm" svg:height="0.151cm" svg:x="1.256cm" svg:y="4.06cm" svg:viewBox="0 0 130 152" svg:d="M4 12c2 1 4 2 6 3 6 3 11 7 15 11 0 2-1 3-1 5s1 4 2 5c0 1 1 2 1 2 5 3 10 5 15 7 0-1 1-1 2-2 1 0 2-1 3-1 2 0 3 1 4 1 1 1 2 2 3 3 1 4 2 8 3 11 1 0 1 0 2 0 1-1 2-2 2-3 1-1 1-2 1-3 0-2 0-3-1-4v-1c-5-6-10-12-16-18 8 5 16 11 24 17 1 1 2 2 2 3 1 1 1 3 1 5s0 3-1 5c0 1-1 2-2 2 0 7 2 13 5 18 1 0 1 1 1 2l-9 15c6 3 11 8 15 14 1 2 2 4 2 6h-1c-4 0-8 1-11 3-1 0-2 1-3 2 3 7 6 13 9 20 0 2 1 4 2 5 1 2 3 4 5 5 2 2 5 2 7 2 1 0 2 0 3 0 3-1 4-3 6-6 1-2 2-5 2-8 0-1 0-2 0-3-2-6-4-12-6-18 0-5 2-9 4-13 2 2 4 4 7 5 5 3 10 4 16 5 4-8 6-16 7-24 0-1 0-1 0-1-16-17-33-33-50-49-10-8-21-15-32-21s-21-11-32-16c-4-2-9-3-14-3l-1 1c-1 1-1 3-1 4 0 2 0 3 1 4s2 2 3 3z">
          <text:p/>
        </draw:path>
        <draw:path draw:style-name="gr16" draw:text-style-name="P13" draw:layer="layout" svg:width="0.13cm" svg:height="0.084cm" svg:x="1.085cm" svg:y="4.041cm" svg:viewBox="0 0 131 85" svg:d="M0 26c10 1 20 2 30 4 2 0 4 0 5 0 2 0 3 0 5 0 0-1 0-2 0-2 1-2 2-3 3-3 2-1 3-2 4-2s1 0 2 1c1-1 2-1 3-1 5 0 9 1 13 4 4 2 7 5 9 9 1 1 1 1 1 2v1c-1 0-1 1-1 2s0 2 1 3c0 0 1 1 2 2 0 0 1 0 2 0h1l-1 1c-2 1-3 2-4 4-1 1-2 3-2 5 0 1 1 2 1 3 1 3 3 6 4 9 3 4 6 9 9 13 1 0 2 0 3 0 3 0 5 0 7 1 1 1 2 1 3 2s3 1 4 1c2 0 3 0 5-1 1-4 2-9 2-13 0-3 0-5 0-8 1 0 1 0 2-1 4-2 8-6 10-10 1-1 1-2 2-4 1 0 2 0 3-1 1 0 2-1 2-2 1-2 1-3 1-4s0-3-1-4c0-1-1-2-2-2-5-7-12-12-19-16-1-1-3-2-4-3l-13-4 13-2c3 0 7-1 10-3 1-1 3-2 4-3-16-3-31-4-47-4-2 0-5 0-8 0-2 0-5 0-7 0-3 0-5 0-7 0l-44 8c-2 0-4 1-6 1 1 3 1 6 1 8 0 3 0 6-1 9z">
          <text:p/>
        </draw:path>
        <draw:path draw:style-name="gr17" draw:text-style-name="P14" draw:layer="layout" svg:width="0.596cm" svg:height="0.596cm" svg:x="0.861cm" svg:y="4.029cm" svg:viewBox="0 0 597 597" svg:d="M299 0c-1 0-1 0-1 0-53 0-104 14-149 40-23 13-43 29-62 47-18 19-34 39-47 62-26 45-40 96-40 149v1-1c0 53 14 104 40 149 13 23 29 43 47 62 19 19 40 35 63 48 45 26 96 40 148 40h1c51 0 102-14 147-40 23-13 44-29 63-48 19-19 35-40 48-63 26-45 40-96 40-148 0-52-14-103-40-148-13-23-29-44-48-63-19-18-39-34-62-47-45-26-96-40-149-40zM299 584h-1c-50 0-99-13-142-38-22-13-42-28-60-46-18-18-33-38-46-60-25-43-38-92-38-142 0-50 13-99 38-142 13-22 28-42 46-60 18-18 38-33 60-46 43-25 92-38 142-38 50 0 99 13 142 38 22 13 42 28 60 46 18 18 33 38 46 60 25 43 38 92 38 142 0 50-13 99-38 142-13 22-28 42-46 60-18 18-38 33-60 46-43 25-92 38-142 38z">
          <text:p/>
        </draw:path>
        <draw:polygon draw:style-name="gr2" draw:text-style-name="P2" draw:layer="layout" svg:width="1.85cm" svg:height="1.26cm" svg:x="0.709cm" svg:y="3.566cm" svg:viewBox="0 0 1851 1261" draw:points="0,0 0,1261 1851,1261 1851,0">
          <text:p/>
        </draw:polygon>
        <draw:path draw:style-name="gr17" draw:text-style-name="P14" draw:layer="layout" svg:width="0.804cm" svg:height="0.358cm" svg:x="1.625cm" svg:y="4.156cm" svg:viewBox="0 0 805 359" svg:d="M12 334h780 1c2 0 4 0 6 1s3 3 4 5 2 4 2 6v1c0 2-1 4-2 6s-2 3-4 4-4 2-6 2h-1-780c-2 0-4-1-6-2s-3-2-4-4-2-4-2-6v-1c0-2 1-4 2-6s2-3 4-5c2-1 4-1 6-1zM12 167h780 1c2 0 4 0 6 2 2 1 3 2 4 4s2 4 2 6v1c0 2-1 4-2 6s-2 3-4 4c-2 2-4 2-6 2h-1-780c-2 0-4 0-6-2-2-1-3-2-4-4s-2-4-2-6v-1c0-2 1-4 2-6s2-3 4-4c2-2 4-2 6-2zM12 0h780 1c2 0 4 1 6 2s3 2 4 4 2 4 2 6v1c0 2-1 4-2 6s-2 4-4 5-4 1-6 1h-1-780c-2 0-4 0-6-1-2-2-3-3-4-5s-2-4-2-6v-1c0-2 1-4 2-6s2-3 4-4 4-2 6-2z">
          <text:p/>
        </draw:path>
        <draw:frame draw:style-name="gr18" draw:text-style-name="P2" draw:layer="layout" svg:width="1.878cm" svg:height="0.791cm" svg:x="0.696cm" svg:y="4.995cm">
          <draw:text-box>
            <text:p text:style-name="P3"><text:span text:style-name="T3">WebApp</text:span></text:p>
          </draw:text-box>
        </draw:frame>
        <draw:line draw:style-name="gr2" draw:text-style-name="P2" draw:layer="layout" svg:x1="7.2cm" svg:y1="3.458cm" svg:x2="8.223cm" svg:y2="4.672cm">
          <text:p/>
        </draw:line>
        <draw:line draw:style-name="gr2" draw:text-style-name="P2" draw:layer="layout" svg:x1="4.936cm" svg:y1="2.896cm" svg:x2="3.135cm" svg:y2="3.6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Gradient_5f_0" draw:display-name="Gradient_0" draw:style="linear" draw:start-color="#9fcdec" draw:end-color="#ffffff" draw:start-intensity="100%" draw:end-intensity="100%" draw:angle="225deg" draw:border="0%"/>
    <draw:gradient draw:name="Gradient_5f_1" draw:display-name="Gradient_1" draw:style="linear" draw:start-color="#9d9fa1" draw:end-color="#bcbec0" draw:start-intensity="100%" draw:end-intensity="100%" draw:angle="270deg" draw:border="0%"/>
    <draw:gradient draw:name="Gradient_5f_2" draw:display-name="Gradient_2" draw:style="linear" draw:start-color="#609fc6" draw:end-color="#39749f" draw:start-intensity="100%" draw:end-intensity="100%" draw:angle="45deg" draw:border="0%"/>
    <draw:gradient draw:name="Gradient_5f_3" draw:display-name="Gradient_3" draw:style="radial" draw:cx="100%" draw:cy="100%" draw:start-color="#086bc2" draw:end-color="#1a4795" draw:start-intensity="100%" draw:end-intensity="100%" draw:border="0%"/>
    <draw:gradient draw:name="Gradient_5f_4" draw:display-name="Gradient_4" draw:style="radial" draw:cx="100%" draw:cy="100%" draw:start-color="#27b3dd" draw:end-color="#1b4995" draw:start-intensity="100%" draw:end-intensity="100%" draw:border="0%"/>
    <draw:gradient draw:name="Gradient_5f_5" draw:display-name="Gradient_5" draw:style="linear" draw:start-color="#bde1a1" draw:end-color="#42bc33" draw:start-intensity="100%" draw:end-intensity="100%" draw:angle="45deg" draw:border="0%"/>
    <draw:gradient draw:name="Gradient_5f_6" draw:display-name="Gradient_6" draw:style="linear" draw:start-color="#abd782" draw:end-color="#19a94e" draw:start-intensity="100%" draw:end-intensity="100%" draw:angle="0deg" draw:border="0%"/>
    <draw:gradient draw:name="Gradient_5f_7" draw:display-name="Gradient_7" draw:style="linear" draw:start-color="#bde1a1" draw:end-color="#42bc33" draw:start-intensity="100%" draw:end-intensity="100%" draw:angle="90deg" draw:border="0%"/>
    <draw:gradient draw:name="Gradient_5f_8" draw:display-name="Gradient_8" draw:style="linear" draw:start-color="#bde1a1" draw:end-color="#42bc33" draw:start-intensity="100%" draw:end-intensity="100%" draw:angle="225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839cm" fo:page-height="10.05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3-18T15:06:55.910000000</dc:date>
    <dc:language>it-IT</dc:language>
    <meta:creation-date>2021-06-29T12:47:33Z</meta:creation-date>
    <meta:initial-creator>NICOLÒ LUTTERI</meta:initial-creator>
    <meta:generator>LibreOffice/7.4.5.1$Windows_X86_64 LibreOffice_project/9c0871452b3918c1019dde9bfac75448afc4b57f</meta:generator>
    <meta:editing-duration>PT1M32S</meta:editing-duration>
    <meta:editing-cycles>1</meta:editing-cycles>
    <meta:document-statistic meta:object-count="36"/>
  </office:meta>
</office:document-meta>
</file>